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d903" officeooo:paragraph-rsid="001ad903"/>
    </style:style>
    <style:style style:name="P2" style:family="paragraph" style:parent-style-name="Standard">
      <style:text-properties officeooo:rsid="001b5e8c" officeooo:paragraph-rsid="001b5e8c"/>
    </style:style>
    <style:style style:name="P3" style:family="paragraph" style:parent-style-name="Standard">
      <style:text-properties fo:font-weight="bold" officeooo:rsid="001b5e8c" officeooo:paragraph-rsid="001b5e8c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1b5e8c" officeooo:paragraph-rsid="001b5e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aa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tel Zargo </text:span>[ Ignacio Cerdá Sánchez, Noel Clemente Montero, Gorka J<text:span text:style-name="T2">i</text:span>meno Garrachón, Pablo Olivera Zaldua, Álvaro Sáez Hernando, Luis Valero Martín ]</text:p>
      <text:p text:style-name="P1"/>
      <text:p text:style-name="P2">1 Reservas <text:line-break/></text:p>
      <text:p text:style-name="P2">1.1: Alta de reserva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>1.2: Baja de reserva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1.3: Modificar reserva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1.4: Listar reservas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3"/>
      <text:p text:style-name="P2">1.5: Buscar disponibilidad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1.6: Hacer efectiva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 Habitaciones <text:line-break/></text:p>
      <text:p text:style-name="P2">2.1: Alta de habitación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2.2: Baja de habitación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2.3: Modificar habitación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2.4: Listar habitaciones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/>
      <text:p text:style-name="P4">3 Empleado <text:line-break/></text:p>
      <text:p text:style-name="P2">3.1: Alta de empleado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3.2: Baja de empleado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3: Modificar empleado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3.4: Listar empleados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/>
      <text:p text:style-name="P4">4 Cliente <text:line-break/></text:p>
      <text:p text:style-name="P2">4.1: Alta de cliente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4.2: Baja de cliente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4.3: Modificar cliente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4.4: Listar clientes 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5 Turno <text:line-break/></text:p>
      <text:p text:style-name="P2">5.1: Alta de turno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5.2: Baja de turno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5.3: Modificar turno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5.4: Listar turnos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/>
      <text:p text:style-name="P4">6 Servicios <text:span text:style-name="T2">del </text:span>hotel <text:line-break/></text:p>
      <text:p text:style-name="P2">6.1: Alta de servicio hotel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6.2: Baja de servicio hotel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3: Modificar servicio hotel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  <text:p text:style-name="P2">6.4: Listar servicios hotel</text:p>
      <text:p text:style-name="P2"><text:tab/>Funciona: <text:tab/>si<text:tab/>no</text:p>
      <text:p text:style-name="P2"><text:tab/>Observaciones: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</meta:initial-creator>
    <meta:creation-date>2013-05-22T10:53:04</meta:creation-date>
    <dc:date>2013-05-25T11:19:38</dc:date>
    <meta:editing-duration>PT10M18S</meta:editing-duration>
    <meta:editing-cycles>3</meta:editing-cycles>
    <meta:generator>LibreOffice/4.0.3.3$MacOSX_x86 LibreOffice_project/0eaa50a932c8f2199a615e1eb30f7ac74279539</meta:generator>
    <meta:document-statistic meta:table-count="0" meta:image-count="0" meta:object-count="0" meta:page-count="6" meta:paragraph-count="85" meta:word-count="234" meta:character-count="1647" meta:non-whitespace-character-count="1398"/>
  </office:meta>
</office:document-meta>
</file>